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Courier" svg:font-family="Courier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 fo:color="#3f3f3f" fo:background-color="#f9f9f9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Calibri" fo:font-size="11.0pt" fo:color="#000000"/>
    </style:style>
    <style:style style:name="T1" style:family="text">
      <style:text-properties fo:color="#000000" fo:background-color="transparent"/>
    </style:style>
    <style:style style:name="T2" style:family="text">
      <style:text-properties fo:letter-spacing="0.0000in"/>
    </style:style>
    <style:style style:name="T3" style:family="text">
      <style:text-properties style:font-name="Courier" fo:letter-spacing="0.0000in" fo:color="#000000" fo:background-color="transparent"/>
    </style:style>
    <style:style style:name="T4" style:family="text">
      <style:text-properties style:font-name="Helvetica" fo:font-size="12.0pt" fo:font-size-asian="12.0pt" fo:font-size-complex="12.0pt" fo:letter-spacing="0.0000in" fo:color="#3f3f3f" fo:background-color="#f9f9f9"/>
    </style:style>
    <style:style style:name="T5" style:family="text">
      <style:text-properties style:font-name="Calibri" fo:font-size="11.0pt" fo:font-size-asian="11.0pt" fo:font-size-complex="11.0pt" fo:letter-spacing="0.0000in" fo:color="#000000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Countries: </text:span><text:span text:style-name="T2">http://api.worldbank.org/countries/all?format=json&amp;per_page=1000</text:span></text:p>
      <text:p text:style-name="P1"><text:span text:style-name="T2">Info on one country (Indonesia): http://api.worldbank.org/countries/IDN?format=json</text:span></text:p>
      <text:p text:style-name="P1"><text:span text:style-name="T2">Info on an indicator: http://api.worldbank.org/topic/1/indicator/TX.VAL.AGRI.ZS.UN?format=json</text:span></text:p>
      <text:p text:style-name="P1"><text:span text:style-name="T2"/></text:p>
      <text:p text:style-name="P1"><text:span text:style-name="T2"/></text:p>
      <text:p text:style-name="P1"><text:span text:style-name="T2">Indicator Codes (Use “WDI Series” Tab): http://databank.worldbank.org/data/download/site-content/WDI_CETS.xl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Example URL: http://api.worldbank.org/countries/***iso2code***/indicators/***indicator***?format=json</text:span></text:p>
      <text:p text:style-name="P1"><text:span text:style-name="T2"/></text:p>
      <text:p text:style-name="P1"><text:span text:style-name="T2">You need to replace ***CountryCode*** with the appropriate country iso2code and ***indicator*** with the appropriate data indicator.</text:span></text:p>
      <text:p text:style-name="P1"><text:span text:style-name="T2"/></text:p>
      <text:p text:style-name="P1"><text:span text:style-name="T2">specific codes:</text:span></text:p>
      <text:p text:style-name="P1"><text:span text:style-name="T2"/></text:p>
      <text:p text:style-name="P1"><text:span text:style-name="T2">country iso2code:</text:span></text:p>
      <text:p text:style-name="P1"><text:span text:style-name="T2">indonesia = ID</text:span></text:p>
      <text:p text:style-name="P1"><text:span text:style-name="T2">india = IN</text:span></text:p>
      <text:p text:style-name="P1"><text:span text:style-name="T2">Rwanda = RW</text:span></text:p>
      <text:p text:style-name="P1"><text:span text:style-name="T2">uk = </text:span><text:span text:style-name="T3">GB</text:span></text:p>
      <text:p text:style-name="P1"><text:span text:style-name="T2"/></text:p>
      <text:p text:style-name="P1"><text:span text:style-name="T2">data indicators:</text:span></text:p>
      <text:p text:style-name="P1"><text:span text:style-name="T2"/></text:p>
      <text:p text:style-name="P2"><text:span text:style-name="T4">literacy = </text:span><text:span text:style-name="T2">SE.ADT.LITR.ZS</text:span></text:p>
      <text:p text:style-name="P1"><text:span text:style-name="T2">law prohibits child marriage = </text:span><text:span text:style-name="T5">SG.LAW.CHMR<text:tab/></text:span></text:p>
      <text:p text:style-name="P1"><text:span text:style-name="T2">maternal mortality = </text:span><text:span text:style-name="T5">SH.STA.MMRT</text:span></text:p>
      <text:p text:style-name="P1"><text:span text:style-name="T2">Employment to population ratio (ages 15-24 female) = </text:span><text:span text:style-name="T5">SL.EMP.1524.SP.FE.NE.ZS</text:span></text:p>
      <text:p text:style-name="P1"><text:span text:style-name="T2">underage pregnancy = </text:span><text:span text:style-name="T5">SP.MTR.1519.Z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http://api.worldbank.org/countries/RW/indicators/***indicator***?format=json</text:span></text:p>
      <text:p text:style-name="P1"><text:span text:style-name="T2"/></text:p>
      <text:p text:style-name="P1"><text:span text:style-name="T2">Rwanda</text:span></text:p>
      <text:p text:style-name="P1"><text:span text:style-name="T2">literacy: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